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8.002cm" style:rel-width="100%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329cm" style:rel-column-width="3588*"/>
    </style:style>
    <style:style style:name="Table4.B" style:family="table-column">
      <style:table-column-properties style:column-width="5.943cm" style:rel-column-width="3369*"/>
    </style:style>
    <style:style style:name="Table4.C" style:family="table-column">
      <style:table-column-properties style:column-width="5.731cm" style:rel-column-width="3249*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e6f0bb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fo:background-color="transparent" fo:keep-together="auto">
        <style:background-image/>
      </style:table-row-properties>
    </style:style>
    <style:style style:name="Table1.A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a27337"/>
    </style:style>
    <style:style style:name="P5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6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2bdaf0" officeooo:paragraph-rsid="012bdaf0" style:font-size-asian="13pt" style:font-style-asian="italic" style:font-size-complex="13pt" style:font-style-complex="italic"/>
    </style:style>
    <style:style style:name="P8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2pt" officeooo:rsid="01382ced" officeooo:paragraph-rsid="01382ce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FreeSans" fo:font-size="11pt" officeooo:rsid="00927cb8" officeooo:paragraph-rsid="00a2733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387983" officeooo:paragraph-rsid="00a27337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1pt" officeooo:paragraph-rsid="00a27337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FreeSans" fo:font-size="11pt" officeooo:paragraph-rsid="00a27337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1pt" officeooo:rsid="01382ced" officeooo:paragraph-rsid="01382ced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FreeSans" fo:font-size="11pt" officeooo:rsid="013af26f" officeooo:paragraph-rsid="013af26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officeooo:paragraph-rsid="00a27337"/>
    </style:style>
    <style:style style:name="P29" style:family="paragraph" style:parent-style-name="Table_20_Contents">
      <style:paragraph-properties fo:text-align="justify" style:justify-single-word="false"/>
      <style:text-properties officeooo:paragraph-rsid="00fba471"/>
    </style:style>
    <style:style style:name="P30" style:family="paragraph" style:parent-style-name="Table_20_Contents">
      <style:paragraph-properties fo:text-align="justify" style:justify-single-word="false"/>
      <style:text-properties officeooo:paragraph-rsid="010034e8"/>
    </style:style>
    <style:style style:name="P31" style:family="paragraph" style:parent-style-name="Table_20_Contents">
      <style:paragraph-properties fo:text-align="justify" style:justify-single-word="false"/>
      <style:text-properties officeooo:paragraph-rsid="00d2d135"/>
    </style:style>
    <style:style style:name="P32" style:family="paragraph" style:parent-style-name="Table_20_Contents">
      <style:paragraph-properties fo:text-align="justify" style:justify-single-word="false"/>
      <style:text-properties officeooo:paragraph-rsid="013b03f0"/>
    </style:style>
    <style:style style:name="P33" style:family="paragraph" style:parent-style-name="Table_20_Contents">
      <style:paragraph-properties fo:text-align="justify" style:justify-single-word="false"/>
      <style:text-properties officeooo:paragraph-rsid="01412efc"/>
    </style:style>
    <style:style style:name="P34" style:family="paragraph" style:parent-style-name="Table_20_Contents">
      <style:text-properties officeooo:paragraph-rsid="01382ced"/>
    </style:style>
    <style:style style:name="P35" style:family="paragraph" style:parent-style-name="Table_20_Contents">
      <style:text-properties officeooo:paragraph-rsid="013b03f0"/>
    </style:style>
    <style:style style:name="P36" style:family="paragraph" style:parent-style-name="Table_20_Contents">
      <style:text-properties officeooo:paragraph-rsid="013af26f"/>
    </style:style>
    <style:style style:name="P37" style:family="paragraph" style:parent-style-name="Table_20_Contents">
      <style:text-properties officeooo:paragraph-rsid="013c75ba"/>
    </style:style>
    <style:style style:name="P38" style:family="paragraph" style:parent-style-name="Table_20_Contents">
      <style:paragraph-properties fo:text-align="end" style:justify-single-word="false"/>
      <style:text-properties officeooo:paragraph-rsid="00d73e55"/>
    </style:style>
    <style:style style:name="P39" style:family="paragraph" style:parent-style-name="Table_20_Contents">
      <style:text-properties officeooo:paragraph-rsid="00d62c03"/>
    </style:style>
    <style:style style:name="P40" style:family="paragraph" style:parent-style-name="Footer">
      <style:text-properties fo:font-size="2pt" style:font-size-asian="1.75pt" style:font-size-complex="2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officeooo:rsid="012bdaf0" officeooo:paragraph-rsid="012bdaf0" style:font-size-asian="13.1000003814697pt" style:font-size-complex="15pt"/>
    </style:style>
    <style:style style:name="P4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42a6df" officeooo:paragraph-rsid="012bdaf0" style:font-size-asian="14pt" style:font-size-complex="14pt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225d3" officeooo:paragraph-rsid="013225d3" style:font-size-asian="14pt" style:font-size-complex="14pt"/>
    </style:style>
    <style:style style:name="P5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55" style:family="paragraph" style:parent-style-name="Standard">
      <style:text-properties officeooo:paragraph-rsid="00a27337"/>
    </style:style>
    <style:style style:name="P56" style:family="paragraph" style:parent-style-name="Standard">
      <style:paragraph-properties fo:line-height="130%" fo:text-align="end" style:justify-single-word="false"/>
      <style:text-properties officeooo:paragraph-rsid="00316b4f"/>
    </style:style>
    <style:style style:name="P57" style:family="paragraph" style:parent-style-name="Standard">
      <style:paragraph-properties fo:line-height="115%"/>
      <style:text-properties officeooo:paragraph-rsid="0017e0f6"/>
    </style:style>
    <style:style style:name="P58" style:family="paragraph" style:parent-style-name="Standard">
      <style:paragraph-properties fo:line-height="115%" fo:text-align="justify" style:justify-single-word="false"/>
      <style:text-properties officeooo:paragraph-rsid="0042ed57"/>
    </style:style>
    <style:style style:name="P59" style:family="paragraph" style:parent-style-name="Standard">
      <style:paragraph-properties fo:line-height="115%" fo:text-align="justify" style:justify-single-word="false"/>
      <style:text-properties officeooo:paragraph-rsid="0042a6df"/>
    </style:style>
    <style:style style:name="P60" style:family="paragraph" style:parent-style-name="Standard">
      <style:paragraph-properties fo:line-height="115%" fo:text-align="justify" style:justify-single-word="false"/>
      <style:text-properties officeooo:paragraph-rsid="012cf65c"/>
    </style:style>
    <style:style style:name="P6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3" style:family="paragraph" style:parent-style-name="Standard">
      <style:paragraph-properties fo:line-height="115%" fo:break-before="page"/>
      <style:text-properties officeooo:paragraph-rsid="00d62c03"/>
    </style:style>
    <style:style style:name="P64" style:family="paragraph" style:parent-style-name="Standard">
      <style:paragraph-properties fo:line-height="115%" fo:break-before="page"/>
      <style:text-properties fo:font-style="normal" officeooo:paragraph-rsid="00a27337" style:font-style-asian="normal" style:font-style-complex="normal"/>
    </style:style>
    <style:style style:name="P65" style:family="paragraph" style:parent-style-name="Standard" style:list-style-name="L1">
      <style:paragraph-properties fo:line-height="115%" fo:text-align="justify" style:justify-single-word="false"/>
      <style:text-properties officeooo:paragraph-rsid="00f1af49"/>
    </style:style>
    <style:style style:name="P66" style:family="paragraph" style:parent-style-name="Standard" style:list-style-name="L1">
      <style:paragraph-properties fo:line-height="115%" fo:text-align="justify" style:justify-single-word="false"/>
      <style:text-properties officeooo:rsid="0130a26a" officeooo:paragraph-rsid="0130a26a"/>
    </style:style>
    <style:style style:name="P67" style:family="paragraph" style:parent-style-name="Standard">
      <style:paragraph-properties fo:line-height="115%"/>
      <style:text-properties style:font-name="FreeSans" fo:font-size="14pt" fo:letter-spacing="0.035cm" fo:font-style="normal" fo:font-weight="bold" officeooo:rsid="00a27337" officeooo:paragraph-rsid="00a27337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FreeSans" fo:font-size="11pt" officeooo:rsid="01465391" officeooo:paragraph-rsid="01465391" style:font-size-asian="11pt" style:font-size-complex="11pt"/>
    </style:style>
    <style:style style:name="P69" style:family="paragraph" style:parent-style-name="Table_20_Contents">
      <style:paragraph-properties fo:text-align="justify" style:justify-single-word="false"/>
      <style:text-properties officeooo:paragraph-rsid="0144f553"/>
    </style:style>
    <style:style style:name="P70" style:family="paragraph" style:parent-style-name="Table_20_Contents">
      <style:paragraph-properties fo:text-align="justify" style:justify-single-word="false"/>
      <style:text-properties officeooo:paragraph-rsid="014763aa"/>
    </style:style>
    <style:style style:name="P71" style:family="paragraph" style:parent-style-name="Table_20_Contents">
      <style:paragraph-properties fo:text-align="justify" style:justify-single-word="false"/>
      <style:text-properties officeooo:paragraph-rsid="01498f30"/>
    </style:style>
    <style:style style:name="P72" style:family="paragraph">
      <loext:graphic-properties draw:fill-color="#2c3756"/>
    </style:style>
    <style:style style:name="P7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7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781c0a"/>
    </style:style>
    <style:style style:name="T11" style:family="text">
      <style:text-properties officeooo:rsid="008a52dc"/>
    </style:style>
    <style:style style:name="T12" style:family="text">
      <style:text-properties officeooo:rsid="008d5e7e"/>
    </style:style>
    <style:style style:name="T13" style:family="text">
      <style:text-properties style:use-window-font-color="true" style:text-outline="false" style:text-position="0% 100%" style:font-name="FreeSans" fo:font-size="11pt" fo:font-style="normal" fo:text-shadow="none" fo:font-weight="normal" officeooo:rsid="00d2d135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style:text-outline="false" style:text-position="0% 100%" style:font-name="FreeSans" fo:font-size="11pt" fo:font-style="normal" fo:text-shadow="none" fo:font-weight="normal" officeooo:rsid="0137aef6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style:text-outline="false" style:text-position="0% 100%" style:font-name="FreeSans" fo:font-size="11pt" fo:font-style="normal" fo:text-shadow="none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use-window-font-color="true" style:text-outline="false" style:text-position="0% 100%" style:font-name="FreeSans" fo:font-size="11pt" fo:font-style="normal" fo:text-shadow="none" fo:font-weight="normal" officeooo:rsid="00d2d135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3b03f0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3c75ba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12ef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1b3bc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429f4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use-window-font-color="true" style:text-outline="false" style:text-position="0% 100%" style:font-name="FreeSans" fo:font-size="11pt" fo:font-style="normal" fo:text-shadow="1pt 1pt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use-window-font-color="true" style:text-outline="false" style:text-position="0% 100%" style:font-name="FreeSans" fo:font-size="11pt" fo:font-style="normal" fo:text-shadow="1pt 1pt" style:text-underline-style="none" fo:font-weight="normal" officeooo:rsid="01382ced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use-window-font-color="true" style:text-outline="false" style:text-position="super 58%" style:font-name="FreeSans" fo:font-size="11pt" fo:font-style="normal" fo:text-shadow="none" fo:font-weight="normal" officeooo:rsid="013fdf4d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officeooo:rsid="00b426a3"/>
    </style:style>
    <style:style style:name="T27" style:family="text">
      <style:text-properties fo:color="#405e01" style:text-outline="false" style:text-position="super 58%" style:font-name="FreeSans" fo:font-size="11pt" fo:font-style="normal" fo:text-shadow="none" fo:font-weight="normal" officeooo:rsid="01368afb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405e01" style:text-outline="false" style:text-position="0% 100%" style:font-name="FreeSans" fo:font-size="11pt" fo:font-style="normal" fo:text-shadow="none" fo:font-weight="bold" officeooo:rsid="00d2d135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color="#405e01" style:font-name="FreeSans" fo:font-size="12pt" fo:font-style="italic" officeooo:rsid="00d73e55" style:font-size-asian="12pt" style:font-style-asian="italic" style:font-size-complex="12pt" style:font-style-complex="italic"/>
    </style:style>
    <style:style style:name="T30" style:family="text">
      <style:text-properties fo:color="#405e01" style:font-name="FreeSans" fo:font-size="12pt" fo:font-style="italic" officeooo:rsid="0140f763" style:font-size-asian="12pt" style:font-style-asian="italic" style:font-size-complex="12pt" style:font-style-complex="italic"/>
    </style:style>
    <style:style style:name="T31" style:family="text">
      <style:text-properties fo:color="#2c3756" style:text-outline="true" style:font-name="Lora" fo:font-size="28pt" fo:letter-spacing="0.106cm" fo:font-style="italic" fo:font-weight="bold" officeooo:rsid="00316b4f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fo:color="#2c3756" style:text-outline="true" style:font-name="Lora" fo:font-size="28pt" fo:letter-spacing="0.106cm" fo:font-style="italic" fo:font-weight="bold" officeooo:rsid="00d3510f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color="#2c3756" style:text-outline="true" style:font-name="Lora" fo:font-size="28pt" fo:letter-spacing="0.106cm" fo:font-style="italic" fo:font-weight="bold" officeooo:rsid="0129f269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color="#2c3756" style:text-outline="true" style:font-name="Lora" fo:font-size="28pt" fo:letter-spacing="0.106cm" fo:font-style="italic" fo:text-shadow="none" fo:font-weight="bold" officeooo:rsid="012bdaf0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2c3756" style:font-name="Lora" fo:font-size="25pt" fo:letter-spacing="0.035cm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36" style:family="text">
      <style:text-properties fo:color="#2c3756" style:font-name="Lora" fo:font-size="25pt" fo:letter-spacing="0.035cm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37" style:family="text">
      <style:text-properties fo:color="#2c3756" style:font-name="Lora" fo:font-size="25pt" fo:letter-spacing="0.035cm" fo:font-style="italic" fo:text-shadow="none" style:text-underline-style="none" fo:font-weight="normal" officeooo:rsid="012bdaf0" style:font-size-asian="25pt" style:font-style-asian="italic" style:font-weight-asian="normal" style:font-size-complex="25pt" style:font-style-complex="italic" style:font-weight-complex="normal"/>
    </style:style>
    <style:style style:name="T38" style:family="text">
      <style:text-properties fo:color="#2c3756" style:font-name="FreeSans" fo:font-size="12pt" officeooo:rsid="00d62c03" style:font-size-asian="12pt" style:font-size-complex="12pt"/>
    </style:style>
    <style:style style:name="T39" style:family="text">
      <style:text-properties fo:color="#2c3756" style:font-name="FreeSans" fo:font-size="12pt" officeooo:rsid="0140f763" style:font-size-asian="12pt" style:font-size-complex="12pt"/>
    </style:style>
    <style:style style:name="T40" style:family="text">
      <style:text-properties style:font-name="FreeSans" fo:font-size="15pt" fo:letter-spacing="0.035cm" officeooo:rsid="012bdaf0" style:font-size-asian="13.1000003814697pt" style:font-size-complex="15pt"/>
    </style:style>
    <style:style style:name="T41" style:family="text">
      <style:text-properties style:font-name="FreeSans" fo:font-size="15pt" fo:letter-spacing="0.035cm" officeooo:rsid="0017e0f6" style:font-size-asian="13.1000003814697pt" style:font-size-complex="15pt"/>
    </style:style>
    <style:style style:name="T42" style:family="text">
      <style:text-properties style:font-name="FreeSans" fo:font-size="15pt" fo:letter-spacing="0.035cm" officeooo:rsid="00316b4f" style:font-size-asian="13.1000003814697pt" style:font-size-complex="15pt"/>
    </style:style>
    <style:style style:name="T43" style:family="text">
      <style:text-properties style:font-name="FreeSans" fo:font-size="14pt" fo:letter-spacing="0.035cm" style:font-size-asian="14pt" style:font-size-complex="14pt"/>
    </style:style>
    <style:style style:name="T44" style:family="text">
      <style:text-properties style:font-name="FreeSans" fo:font-size="14pt" fo:letter-spacing="0.035cm" officeooo:rsid="0042a6df" style:font-size-asian="14pt" style:font-size-complex="14pt"/>
    </style:style>
    <style:style style:name="T45" style:family="text">
      <style:text-properties style:font-name="FreeSans" fo:font-size="14pt" fo:letter-spacing="0.035cm" officeooo:rsid="012bdaf0" style:font-size-asian="14pt" style:font-size-complex="14pt"/>
    </style:style>
    <style:style style:name="T46" style:family="text">
      <style:text-properties style:font-name="FreeSans" fo:font-size="14pt" fo:letter-spacing="0.035cm" officeooo:rsid="008266cf" style:font-size-asian="14pt" style:font-size-complex="14pt"/>
    </style:style>
    <style:style style:name="T47" style:family="text">
      <style:text-properties style:font-name="FreeSans" fo:font-size="14pt" fo:letter-spacing="0.035cm" officeooo:rsid="0042ed57" style:font-size-asian="14pt" style:font-size-complex="14pt"/>
    </style:style>
    <style:style style:name="T48" style:family="text">
      <style:text-properties style:font-name="FreeSans" fo:font-size="14pt" fo:letter-spacing="0.035cm" officeooo:rsid="0046779f" style:font-size-asian="14pt" style:font-size-complex="14pt"/>
    </style:style>
    <style:style style:name="T49" style:family="text">
      <style:text-properties style:font-name="FreeSans" fo:font-size="14pt" fo:letter-spacing="0.035cm" officeooo:rsid="00e756ba" style:font-size-asian="14pt" style:font-size-complex="14pt"/>
    </style:style>
    <style:style style:name="T50" style:family="text">
      <style:text-properties style:font-name="FreeSans" fo:font-size="14pt" fo:letter-spacing="0.035cm" officeooo:rsid="012cf65c" style:font-size-asian="14pt" style:font-size-complex="14pt"/>
    </style:style>
    <style:style style:name="T51" style:family="text">
      <style:text-properties style:font-name="FreeSans" fo:font-size="14pt" fo:letter-spacing="0.035cm" officeooo:rsid="0054c814" style:font-size-asian="14pt" style:font-size-complex="14pt"/>
    </style:style>
    <style:style style:name="T52" style:family="text">
      <style:text-properties style:font-name="FreeSans" fo:font-size="14pt" fo:letter-spacing="0.035cm" officeooo:rsid="012f5ee7" style:font-size-asian="14pt" style:font-size-complex="14pt"/>
    </style:style>
    <style:style style:name="T53" style:family="text">
      <style:text-properties style:font-name="FreeSans" fo:font-size="14pt" fo:letter-spacing="0.035cm" officeooo:rsid="0130a26a" style:font-size-asian="14pt" style:font-size-complex="14pt"/>
    </style:style>
    <style:style style:name="T54" style:family="text">
      <style:text-properties style:font-name="FreeSans" fo:font-size="14pt" fo:letter-spacing="0.035cm" fo:font-weight="bold" officeooo:rsid="00a27337" style:font-size-asian="14pt" style:font-weight-asian="bold" style:font-size-complex="14pt" style:font-weight-complex="bold"/>
    </style:style>
    <style:style style:name="T55" style:family="text">
      <style:text-properties style:font-name="FreeSans" fo:font-size="14pt" fo:letter-spacing="0.035cm" fo:font-weight="bold" officeooo:rsid="01330944" style:font-size-asian="14pt" style:font-weight-asian="bold" style:font-size-complex="14pt" style:font-weight-complex="bold"/>
    </style:style>
    <style:style style:name="T56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57" style:family="text">
      <style:text-properties style:font-name="FreeSans" fo:font-size="11pt" fo:font-weight="bold" officeooo:rsid="003a7e6e" style:font-size-asian="11pt" style:font-weight-asian="bold" style:font-size-complex="11pt" style:font-weight-complex="bold"/>
    </style:style>
    <style:style style:name="T58" style:family="text">
      <style:text-properties style:font-name="FreeSans" fo:font-size="11pt" fo:font-weight="bold" officeooo:rsid="01330944" style:font-size-asian="11pt" style:font-weight-asian="bold" style:font-size-complex="11pt" style:font-weight-complex="bold"/>
    </style:style>
    <style:style style:name="T59" style:family="text">
      <style:text-properties style:font-name="FreeSans" fo:font-size="11pt" fo:font-weight="bold" officeooo:rsid="00394d6d" style:font-size-asian="11pt" style:font-weight-asian="bold" style:font-size-complex="11pt" style:font-weight-complex="bold"/>
    </style:style>
    <style:style style:name="T60" style:family="text">
      <style:text-properties style:font-name="FreeSans" fo:font-size="11pt" fo:font-weight="bold" officeooo:rsid="01350b32" style:font-size-asian="11pt" style:font-weight-asian="bold" style:font-size-complex="11pt" style:font-weight-complex="bold"/>
    </style:style>
    <style:style style:name="T61" style:family="text">
      <style:text-properties style:font-name="FreeSans" fo:font-size="11pt" fo:font-weight="bold" officeooo:rsid="01368afb" style:font-size-asian="11pt" style:font-weight-asian="bold" style:font-size-complex="11pt" style:font-weight-complex="bold"/>
    </style:style>
    <style:style style:name="T62" style:family="text">
      <style:text-properties style:font-name="FreeSans" fo:font-size="11pt" fo:font-weight="bold" officeooo:rsid="003ee2af" style:font-size-asian="11pt" style:font-weight-asian="bold" style:font-size-complex="11pt" style:font-weight-complex="bold"/>
    </style:style>
    <style:style style:name="T63" style:family="text">
      <style:text-properties style:font-name="FreeSans" fo:font-size="11pt" fo:font-weight="bold" officeooo:rsid="003bd18e" style:font-size-asian="11pt" style:font-weight-asian="bold" style:font-size-complex="11pt" style:font-weight-complex="bold"/>
    </style:style>
    <style:style style:name="T64" style:family="text">
      <style:text-properties style:font-name="FreeSans" fo:font-size="11pt" fo:font-weight="bold" officeooo:rsid="003d84f4" style:font-size-asian="11pt" style:font-weight-asian="bold" style:font-size-complex="11pt" style:font-weight-complex="bold"/>
    </style:style>
    <style:style style:name="T65" style:family="text">
      <style:text-properties style:font-name="FreeSans" fo:font-size="11pt" fo:font-weight="bold" officeooo:rsid="01382ced" style:font-size-asian="11pt" style:font-weight-asian="bold" style:font-size-complex="11pt" style:font-weight-complex="bold"/>
    </style:style>
    <style:style style:name="T66" style:family="text">
      <style:text-properties style:font-name="FreeSans" fo:font-size="11pt" style:font-size-asian="11pt" style:font-size-complex="11pt"/>
    </style:style>
    <style:style style:name="T67" style:family="text">
      <style:text-properties style:font-name="FreeSans" fo:font-size="11pt" officeooo:rsid="0082c6f3" style:font-size-asian="11pt" style:font-size-complex="11pt"/>
    </style:style>
    <style:style style:name="T68" style:family="text">
      <style:text-properties style:font-name="FreeSans" fo:font-size="11pt" officeooo:rsid="01330944" style:font-size-asian="11pt" style:font-size-complex="11pt"/>
    </style:style>
    <style:style style:name="T69" style:family="text">
      <style:text-properties style:font-name="FreeSans" fo:font-size="11pt" officeooo:rsid="003a7e6e" style:font-size-asian="11pt" style:font-size-complex="11pt"/>
    </style:style>
    <style:style style:name="T70" style:family="text">
      <style:text-properties style:font-name="FreeSans" fo:font-size="11pt" officeooo:rsid="0086fbf3" style:font-size-asian="11pt" style:font-size-complex="11pt"/>
    </style:style>
    <style:style style:name="T71" style:family="text">
      <style:text-properties style:font-name="FreeSans" fo:font-size="11pt" officeooo:rsid="00394d6d" style:font-size-asian="11pt" style:font-size-complex="11pt"/>
    </style:style>
    <style:style style:name="T72" style:family="text">
      <style:text-properties style:font-name="FreeSans" fo:font-size="11pt" officeooo:rsid="0084dcd5" style:font-size-asian="11pt" style:font-size-complex="11pt"/>
    </style:style>
    <style:style style:name="T73" style:family="text">
      <style:text-properties style:font-name="FreeSans" fo:font-size="11pt" officeooo:rsid="01368afb" style:font-size-asian="11pt" style:font-size-complex="11pt"/>
    </style:style>
    <style:style style:name="T74" style:family="text">
      <style:text-properties style:font-name="FreeSans" fo:font-size="11pt" officeooo:rsid="009201b2" style:font-size-asian="11pt" style:font-size-complex="11pt"/>
    </style:style>
    <style:style style:name="T75" style:family="text">
      <style:text-properties style:font-name="FreeSans" fo:font-size="11pt" officeooo:rsid="00926a52" style:font-size-asian="11pt" style:font-size-complex="11pt"/>
    </style:style>
    <style:style style:name="T76" style:family="text">
      <style:text-properties style:font-name="FreeSans" fo:font-size="11pt" officeooo:rsid="00927cb8" style:font-size-asian="11pt" style:font-size-complex="11pt"/>
    </style:style>
    <style:style style:name="T77" style:family="text">
      <style:text-properties style:font-name="FreeSans" fo:font-size="11pt" officeooo:rsid="003d84f4" style:font-size-asian="11pt" style:font-size-complex="11pt"/>
    </style:style>
    <style:style style:name="T78" style:family="text">
      <style:text-properties style:font-name="FreeSans" fo:font-size="11pt" officeooo:rsid="013b03f0" style:font-size-asian="11pt" style:font-size-complex="11pt"/>
    </style:style>
    <style:style style:name="T79" style:family="text">
      <style:text-properties style:font-name="FreeSans" fo:font-size="11pt" officeooo:rsid="013c75ba" style:font-size-asian="11pt" style:font-size-complex="11pt"/>
    </style:style>
    <style:style style:name="T80" style:family="text">
      <style:text-properties style:font-name="FreeSans" fo:font-size="11pt" officeooo:rsid="013e65e4" style:font-size-asian="11pt" style:font-size-complex="11pt"/>
    </style:style>
    <style:style style:name="T81" style:family="text">
      <style:text-properties style:font-name="FreeSans" fo:font-size="11pt" officeooo:rsid="0141b3bc" style:font-size-asian="11pt" style:font-size-complex="11pt"/>
    </style:style>
    <style:style style:name="T82" style:family="text">
      <style:text-properties style:font-name="FreeSans" fo:font-size="11pt" officeooo:rsid="01412efc" style:font-size-asian="11pt" style:font-size-complex="11pt"/>
    </style:style>
    <style:style style:name="T83" style:family="text">
      <style:text-properties style:font-name="FreeSans" fo:font-size="11pt" officeooo:rsid="0144f553" style:font-size-asian="11pt" style:font-size-complex="11pt"/>
    </style:style>
    <style:style style:name="T84" style:family="text">
      <style:text-properties style:font-name="FreeSans" fo:font-size="11pt" officeooo:rsid="014763aa" style:font-size-asian="11pt" style:font-size-complex="11pt"/>
    </style:style>
    <style:style style:name="T85" style:family="text">
      <style:text-properties style:font-name="FreeSans" fo:font-size="11pt" officeooo:rsid="01465391" style:font-size-asian="11pt" style:font-size-complex="11pt"/>
    </style:style>
    <style:style style:name="T86" style:family="text">
      <style:text-properties style:font-name="FreeSans" fo:font-size="11pt" officeooo:rsid="01496258" style:font-size-asian="11pt" style:font-size-complex="11pt"/>
    </style:style>
    <style:style style:name="T87" style:family="text">
      <style:text-properties style:font-name="FreeSans" fo:font-size="11pt" officeooo:rsid="01498f30" style:font-size-asian="11pt" style:font-size-complex="11pt"/>
    </style:style>
    <style:style style:name="T88" style:family="text">
      <style:text-properties style:font-name="FreeSans" fo:font-size="11pt" fo:font-weight="normal" officeooo:rsid="008f7733" style:font-size-asian="11pt" style:font-weight-asian="normal" style:font-size-complex="11pt" style:font-weight-complex="normal"/>
    </style:style>
    <style:style style:name="T89" style:family="text">
      <style:text-properties style:font-name="FreeSans" fo:font-size="11pt" fo:font-weight="normal" officeooo:rsid="008a52dc" style:font-size-asian="11pt" style:font-weight-asian="normal" style:font-size-complex="11pt" style:font-weight-complex="normal"/>
    </style:style>
    <style:style style:name="T90" style:family="text">
      <style:text-properties style:font-name="FreeSans" fo:font-size="11pt" fo:font-weight="normal" officeooo:rsid="003bd18e" style:font-size-asian="11pt" style:font-weight-asian="normal" style:font-size-complex="11pt" style:font-weight-complex="normal"/>
    </style:style>
    <style:style style:name="T91" style:family="text">
      <style:text-properties style:font-name="FreeSans" fo:font-size="11pt" fo:font-weight="normal" officeooo:rsid="011398e8" style:font-size-asian="11pt" style:font-weight-asian="normal" style:font-size-complex="11pt" style:font-weight-complex="normal"/>
    </style:style>
    <style:style style:name="T92" style:family="text">
      <style:text-properties style:font-name="FreeSans" fo:font-size="11pt" fo:font-weight="normal" officeooo:rsid="0116e1ac" style:font-size-asian="11pt" style:font-weight-asian="normal" style:font-size-complex="11pt" style:font-weight-complex="normal"/>
    </style:style>
    <style:style style:name="T93" style:family="text">
      <style:text-properties style:font-name="FreeSans" fo:font-size="11pt" fo:font-weight="normal" officeooo:rsid="0137aef6" style:font-size-asian="11pt" style:font-weight-asian="normal" style:font-size-complex="11pt" style:font-weight-complex="normal"/>
    </style:style>
    <style:style style:name="T94" style:family="text">
      <style:text-properties style:font-name="FreeSans" fo:font-size="11pt" officeooo:rsid="01465391" fo:background-color="#ffff00" loext:char-shading-value="0" style:font-size-asian="11pt" style:font-size-complex="11pt"/>
    </style:style>
    <style:style style:name="T95" style:family="text">
      <style:text-properties style:font-name="FreeSans" fo:font-size="11pt" officeooo:rsid="014763aa" fo:background-color="#ffff00" loext:char-shading-value="0" style:font-size-asian="11pt" style:font-size-complex="11pt"/>
    </style:style>
    <style:style style:name="T96" style:family="text">
      <style:text-properties style:font-name="FreeSans" fo:font-size="11pt" officeooo:rsid="014763aa" fo:background-color="#ffff00" loext:char-shading-value="0" style:font-size-asian="11pt" style:font-size-complex="11pt"/>
    </style:style>
    <style:style style:name="T97" style:family="text">
      <style:text-properties officeooo:rsid="01368afb"/>
    </style:style>
    <style:style style:name="T98" style:family="text">
      <style:text-properties officeooo:rsid="013af26f"/>
    </style:style>
    <style:style style:name="T99" style:family="text">
      <style:text-properties officeooo:rsid="0140f763"/>
    </style:style>
    <style:style style:name="T100" style:family="text">
      <style:text-properties officeooo:rsid="0144f553"/>
    </style:style>
    <style:style style:name="T101" style:family="text">
      <style:text-properties fo:background-color="#ffff00" loext:char-shading-value="0"/>
    </style:style>
    <style:style style:name="T102" style:family="text">
      <style:text-properties fo:background-color="#ffff00" loext:char-shading-value="0"/>
    </style:style>
    <style:style style:name="T103" style:family="text">
      <style:text-properties officeooo:rsid="014763aa"/>
    </style:style>
    <style:style style:name="T104" style:family="text">
      <style:text-properties officeooo:rsid="01498f30"/>
    </style:style>
    <style:style style:name="T10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8" draw:name="Shape2" draw:style-name="gr1" draw:text-style-name="P7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6"><text:span text:style-name="T31">Caso de prueba </text:span><text:span text:style-name="T32">CP0</text:span><text:span text:style-name="T33">4</text:span><text:span text:style-name="T32">: </text:span><text:span text:style-name="T34">Búsqueda de formularios (aplicación móvil)</text:span></text:p>
      <text:p text:style-name="P50"><draw:frame draw:style-name="fr1" draw:name="Image1" text:anchor-type="as-char" svg:width="14.6cm" svg:height="6.6cm" draw:z-index="10"><draw:image xlink:href="Pictures/1000020100000226000000FA48EFF3AC67F122C2.png" xlink:type="simple" xlink:show="embed" xlink:actuate="onLoad" loext:mime-type="image/png"/></draw:frame></text:p>
      <text:p text:style-name="P51"><text:span text:style-name="T8">Proyecto </text:span><text:span text:style-name="T5">Colibrí</text:span></text:p>
      <text:p text:style-name="P41"/>
      <text:p text:style-name="P43">Asignatura</text:p>
      <text:p text:style-name="P41">Laboratorio de desarrollo de software</text:p>
      <text:p text:style-name="P41"/>
      <text:p text:style-name="P43">Autor</text:p>
      <text:p text:style-name="P42">Ariel Machini</text:p>
      <text:p text:style-name="P41"/>
      <text:p text:style-name="P43">Fecha de redacción</text:p>
      <text:p text:style-name="P57"><text:span text:style-name="T40">28</text:span><text:span text:style-name="T41">/</text:span><text:span text:style-name="T42">11</text:span><text:span text:style-name="T41">/</text:span><text:span text:style-name="T42">2017</text:span></text:p>
      <text:p text:style-name="P61"><draw:custom-shape text:anchor-type="paragraph" draw:z-index="1" draw:name="Shape1" draw:style-name="gr3" draw:text-style-name="P7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74" svg:width="6.501cm" svg:height="18.5cm" svg:x="0.499cm" svg:y="0.75cm"><draw:text-box><text:p text:style-name="P73"><text:span text:style-name="T105">En <text:s/>este documento se establecen de manera precisa las condiciones de ejecución, las entradas y salidas esperadas de los diferentes casos de pruebas.</text:span></text:p></draw:text-box></draw:frame></text:p>
      <text:p text:style-name="P62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Descripción general</text:p>
          </table:table-cell>
          <table:table-cell table:style-name="Table5.A1" office:value-type="string">
            <text:p text:style-name="P26">Página 4</text:p>
          </table:table-cell>
        </table:table-row>
        <table:table-row>
          <table:table-cell table:style-name="Table5.A1" office:value-type="string">
            <text:p text:style-name="P6">Condiciones de ejecución</text:p>
          </table:table-cell>
          <table:table-cell table:style-name="Table5.A1" office:value-type="string">
            <text:p text:style-name="P26">Página 4</text:p>
          </table:table-cell>
        </table:table-row>
        <table:table-row>
          <table:table-cell table:style-name="Table5.A1" office:value-type="string">
            <text:p text:style-name="P6">Entrada</text:p>
          </table:table-cell>
          <table:table-cell table:style-name="Table5.A1" office:value-type="string">
            <text:p text:style-name="P26">Página 4</text:p>
          </table:table-cell>
        </table:table-row>
        <table:table-row>
          <table:table-cell table:style-name="Table5.A1" office:value-type="string">
            <text:p text:style-name="P6">Resultado esperado</text:p>
          </table:table-cell>
          <table:table-cell table:style-name="Table5.A1" office:value-type="string">
            <text:p text:style-name="P26">Página <text:span text:style-name="T99">4</text:span></text:p>
          </table:table-cell>
        </table:table-row>
        <table:table-row>
          <table:table-cell table:style-name="Table5.A1" office:value-type="string">
            <text:p text:style-name="P6">Evaluación de la prueba</text:p>
          </table:table-cell>
          <table:table-cell table:style-name="Table5.A1" office:value-type="string">
            <text:p text:style-name="P27">Página <text:span text:style-name="T99">4</text:span></text:p>
          </table:table-cell>
        </table:table-row>
        <table:table-row>
          <table:table-cell table:style-name="Table5.A1" office:value-type="string">
            <text:p text:style-name="P39"><text:span text:style-name="T38">Tabla de </text:span><text:span text:style-name="T39">c</text:span><text:span text:style-name="T38">aso de prueba</text:span></text:p>
          </table:table-cell>
          <table:table-cell table:style-name="Table5.A1" office:value-type="string">
            <text:p text:style-name="P38"><text:span text:style-name="T29">Página </text:span><text:span text:style-name="T30">5 y 6</text:span></text:p>
          </table:table-cell>
        </table:table-row>
      </table:table>
      <text:p text:style-name="P63"><text:span text:style-name="T35">CP0</text:span><text:span text:style-name="T36">3</text:span><text:span text:style-name="T35">: “</text:span><text:span text:style-name="T37">Búsqueda de formularios (aplicación móvil)”</text:span></text:p>
      <text:p text:style-name="P48"/>
      <text:p text:style-name="P52">Descripción <text:span text:style-name="T9">general</text:span></text:p>
      <text:p text:style-name="P59"><text:span text:style-name="T44">Mediante este caso de prueba se buscar verificar el correcto funcionamiento de la </text:span><text:span text:style-name="T45">búsqueda</text:span><text:span text:style-name="T44"> de formularios </text:span><text:span text:style-name="T46">del CU0</text:span><text:span text:style-name="T45">1 (de la aplicación móvil)</text:span><text:span text:style-name="T46">: “</text:span><text:span text:style-name="T45">Buscar formulario</text:span><text:span text:style-name="T46">”</text:span><text:span text:style-name="T44">.</text:span></text:p>
      <text:p text:style-name="P44"/>
      <text:p text:style-name="P53">Condiciones de ejecución</text:p>
      <text:p text:style-name="P58"><text:span text:style-name="T47">Para la ejecución de este caso de prueba debe existir una base de datos </text:span><text:span text:style-name="T48">implementada en un servidor</text:span><text:span text:style-name="T47"> que posea la entidad “</text:span><text:span text:style-name="T49">Formulario</text:span><text:span text:style-name="T47">” </text:span><text:span text:style-name="T50">y un entorno en donde poder ejecutar la aplicación móvil.</text:span></text:p>
      <text:p text:style-name="P45"/>
      <text:p text:style-name="P54">Entrada</text:p>
      <text:p text:style-name="P60"><text:span text:style-name="T50">A continuación se describe paso a paso </text:span><text:span text:style-name="T53">el proceso de</text:span><text:span text:style-name="T50"> </text:span><text:span text:style-name="T53">búsqueda de formularios en la aplicación móvil</text:span><text:span text:style-name="T50">.</text:span></text:p>
      <text:list xml:id="list3194238514" text:style-name="L1">
        <text:list-item>
          <text:p text:style-name="P65"><text:span text:style-name="T51">Paso 1: </text:span><text:span text:style-name="T52">En la pantalla donde se listan todos los formularios, se </text:span><text:span text:style-name="T53">escribe en el campo de búsqueda una parte del título o el título de los formularios que se quieren encontrar.</text:span></text:p>
        </text:list-item>
        <text:list-item>
          <text:p text:style-name="P66"><text:span text:style-name="T53">P</text:span><text:span text:style-name="T43">aso 2: Se actualiza la lista de formularios, mostrando sólo aquellos formularios que coincidan con la cadena de búsqueda ingresada.</text:span></text:p>
        </text:list-item>
      </text:list>
      <text:p text:style-name="P47"/>
      <text:p text:style-name="P54">Resultado esperado</text:p>
      <text:p text:style-name="P49">Que al buscar la lista de formularios se actualice correctamente, es decir, que muestre los formularios que tiene que mostrar.</text:p>
      <text:p text:style-name="P46"/>
      <text:p text:style-name="P54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Pendiente de prueba</text:p>
          </table:table-cell>
          <table:table-cell table:style-name="Table4.A1" office:value-type="string">
            <text:p text:style-name="P9">Realizado con éxito</text:p>
          </table:table-cell>
          <table:table-cell table:style-name="Table4.C1" office:value-type="string">
            <text:p text:style-name="P9">Realizado sin éxito</text:p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2">X</text:p>
          </table:table-cell>
          <table:table-cell table:style-name="Table4.C2" office:value-type="string">
            <text:p text:style-name="P11"/>
          </table:table-cell>
        </table:table-row>
      </table:table>
      <text:p text:style-name="P67"/>
      <text:p text:style-name="P64"><text:span text:style-name="T54">CP0</text:span><text:span text:style-name="T55">4</text:span><text:span text:style-name="T54">: Búsqueda de formularios (aplicación móvil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8"><text:span text:style-name="T4">Proyecto:</text:span> <text:span text:style-name="T10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9"><text:span text:style-name="T4">Nivel de prueba:</text:span> <text:span text:style-name="T11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9"><text:span text:style-name="T56">ID Caso de uso:</text:span><text:span text:style-name="T66"> </text:span><text:span text:style-name="T67">CU0</text:span><text:span text:style-name="T68">1</text:span><text:span text:style-name="T67"> </text:span><text:span text:style-name="T68">(aplicación móvil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0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12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8"><text:span text:style-name="T59">ID Requerimiento:</text:span><text:span text:style-name="T71"> </text:span><text:span text:style-name="T72">RF</text:span><text:span text:style-name="T68">1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8"><text:span text:style-name="T57">Autor de </text:span><text:span text:style-name="T58">c</text:span><text:span text:style-name="T57">aso de prueba:</text:span><text:span text:style-name="T69"> </text:span><text:span text:style-name="T68">Ariel Machini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8"><text:span text:style-name="T57">Nombre </text:span><text:span text:style-name="T58">e</text:span><text:span text:style-name="T57">scenario:</text:span><text:span text:style-name="T69"> </text:span><text:span text:style-name="T70">Escenario principal y escenarios alternativos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8"><text:span text:style-name="T57">Nombre del </text:span><text:span text:style-name="T58">p</text:span><text:span text:style-name="T57">robador:</text:span><text:span text:style-name="T69"> </text:span><text:span text:style-name="T68">Ariel Machini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8"><text:span text:style-name="T57">Versión del </text:span><text:span text:style-name="T60">c</text:span><text:span text:style-name="T57">aso de prueba: </text:span><text:span text:style-name="T88">1.0</text:span></text:p>
          </table:table-cell>
          <table:covered-table-cell/>
          <table:covered-table-cell/>
          <table:table-cell table:style-name="Table1.D5" office:value-type="string">
            <text:p text:style-name="P24">Fecha de creación:</text:p>
          </table:table-cell>
          <table:table-cell table:style-name="Table1.E5" office:value-type="string">
            <text:p text:style-name="P24">Fecha de ejecución:</text:p>
          </table:table-cell>
        </table:table-row>
        <table:table-row>
          <table:table-cell table:style-name="Table1.A6" table:number-columns-spanned="3" office:value-type="string">
            <text:p text:style-name="P28"><text:span text:style-name="T57">Nombre </text:span><text:span text:style-name="T61">c</text:span><text:span text:style-name="T57">aso de prueba: </text:span><text:span text:style-name="T89">Búsqueda de formularios (aplicación móvil)</text:span></text:p>
          </table:table-cell>
          <table:covered-table-cell/>
          <table:covered-table-cell/>
          <table:table-cell table:style-name="Table1.D6" office:value-type="string">
            <text:p text:style-name="P13"><text:span text:style-name="T97">28</text:span>/<text:span text:style-name="T97">05</text:span>/<text:span text:style-name="T97">20</text:span></text:p>
          </table:table-cell>
          <table:table-cell table:style-name="Table1.E6" office:value-type="string">
            <text:p text:style-name="P4"><text:span text:style-name="T73">29/05</text:span><text:span text:style-name="T69">/</text:span><text:span text:style-name="T73">20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4"><text:span text:style-name="T62">Condiciones para que se ejecute el </text:span><text:span text:style-name="T61">c</text:span><text:span text:style-name="T62">aso de prueb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8"><text:span text:style-name="T74">Se debe tener u</text:span><text:span text:style-name="T73">n teléfono móvil o computadora con </text:span><text:span text:style-name="T78">acceso a </text:span><text:span text:style-name="T73">la aplicación móvil del sistema Colibrí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8"><text:span text:style-name="T75">Se debe tener una </text:span><text:span text:style-name="T76">base de datos</text:span><text:span text:style-name="T75"> </text:span><text:span text:style-name="T73">con dos o más formularios cread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7"><text:span text:style-name="T26">Los módulos necesarios para la ejecución del caso de prueba deben</text:span> debe poder conectarse a la base de datos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4"><text:span text:style-name="T62">N.º </text:span><text:span text:style-name="T65">p</text:span><text:span text:style-name="T62">aso </text:span></text:p>
          </table:table-cell>
          <table:table-cell table:style-name="Table1.A11" office:value-type="string">
            <text:p text:style-name="P25">Condición</text:p>
          </table:table-cell>
          <table:table-cell table:style-name="Table1.A11" office:value-type="string">
            <text:p text:style-name="P25">Valores</text:p>
          </table:table-cell>
          <table:table-cell table:style-name="Table1.A11" office:value-type="string">
            <text:p text:style-name="P4"><text:span text:style-name="T62">Resultado </text:span><text:span text:style-name="T65">e</text:span><text:span text:style-name="T62">sperado</text:span></text:p>
          </table:table-cell>
          <table:table-cell table:style-name="Table1.A7" office:value-type="string">
            <text:p text:style-name="P4"><text:span text:style-name="T62">Resultado </text:span><text:span text:style-name="T65">o</text:span><text:span text:style-name="T62">btenido</text:span></text:p>
          </table:table-cell>
        </table:table-row>
        <table:table-row>
          <table:table-cell table:style-name="Table1.A14" office:value-type="string">
            <text:p text:style-name="P14">1.<text:span text:style-name="T98">1</text:span>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34"><text:span text:style-name="T23">cadena-búsqueda</text:span><text:span text:style-name="T15">: —</text:span><text:span text:style-name="T25">1</text:span></text:p>
          </table:table-cell>
          <table:table-cell table:style-name="Table1.D14" office:value-type="string">
            <text:p text:style-name="P21">Que se muestren todos los formularios disponibles (en otras palabras: que no se aplique ningún filtro a la lista de formularios)</text:p>
          </table:table-cell>
          <table:table-cell table:style-name="Table1.E14" office:value-type="string">
            <text:p text:style-name="P69"><text:span text:style-name="T84">Lista de formularios actualizada. </text:span><text:span text:style-name="T83">Se mostraron todos los formularios disponibles en la lista.</text:span></text:p>
          </table:table-cell>
        </table:table-row>
        <table:table-row>
          <table:table-cell table:style-name="Table1.A14" office:value-type="string">
            <text:p text:style-name="P14">1.2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36"><text:span text:style-name="T24">cadena-búsqueda</text:span><text:span text:style-name="T17">: </text:span><text:span text:style-name="T18">“</text:span><text:span text:style-name="T21">s</text:span><text:span text:style-name="T20">olicitud”</text:span></text:p>
          </table:table-cell>
          <table:table-cell table:style-name="Table1.D14" office:value-type="string">
            <text:p text:style-name="P32"><text:span text:style-name="T78">Que se actualice la lista de formularios y sólo muestre formularios que contengan “</text:span><text:span text:style-name="T81">s</text:span><text:span text:style-name="T82">olicitud</text:span><text:span text:style-name="T78">” en su título.</text:span></text:p>
          </table:table-cell>
          <table:table-cell table:style-name="Table1.E14" office:value-type="string">
            <text:p text:style-name="P68"><text:span text:style-name="T103">Lista de formularios actualizada. </text:span>Se mostraron <text:span text:style-name="T103">sólo </text:span>los formularios con “solicitud” en su título (<text:span text:style-name="T102">Solicitud</text:span> de correo institucional; <text:span text:style-name="T102">Solicitud</text:span> de instalación de software SIT; <text:span text:style-name="T102">Solicitud</text:span> de reparación de equipos).</text:p>
          </table:table-cell>
        </table:table-row>
        <table:table-row>
          <table:table-cell table:style-name="Table1.A14" office:value-type="string">
            <text:p text:style-name="P15">1.3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35"><text:span text:style-name="T24">cadena-búsqueda</text:span><text:span text:style-name="T17">: </text:span><text:span text:style-name="T20">“</text:span><text:span text:style-name="T21">i</text:span><text:span text:style-name="T20">nscripción de becas bienestar”</text:span></text:p>
          </table:table-cell>
          <table:table-cell table:style-name="Table1.D14" office:value-type="string">
            <text:p text:style-name="P33"><text:span text:style-name="T78">Que se actualice la lista de formularios y sólo se muestre el formulario con el título “</text:span><text:span text:style-name="T20">Inscripción de Becas bienestar</text:span><text:span text:style-name="T78">”.</text:span></text:p>
          </table:table-cell>
          <table:table-cell table:style-name="Table1.E14" office:value-type="string">
            <text:p text:style-name="P70"><text:span text:style-name="T84">Lista de formularios actualizada. </text:span><text:span text:style-name="T85">S</text:span><text:span text:style-name="T84">ólo </text:span><text:span text:style-name="T86">se mostró </text:span><text:span text:style-name="T84">el formulario </text:span><text:span text:style-name="T85">con </text:span><text:span text:style-name="T84">el título “</text:span><text:span text:style-name="T96">Inscripción de Becas bienestar</text:span><text:span text:style-name="T84">”</text:span><text:span text:style-name="T85">.</text:span></text:p>
          </table:table-cell>
        </table:table-row>
        <table:table-row>
          <table:table-cell table:style-name="Table1.A15" office:value-type="string">
            <text:p text:style-name="P16">1.4</text:p>
          </table:table-cell>
          <table:table-cell table:style-name="Table1.B15" office:value-type="string">
            <text:p text:style-name="P22"/>
          </table:table-cell>
          <table:table-cell table:style-name="Table1.C15" office:value-type="string">
            <text:p text:style-name="P37"><text:span text:style-name="T24">cadena-búsqueda</text:span><text:span text:style-name="T17">: “</text:span><text:span text:style-name="T19">@¡</text:span><text:span text:style-name="T22">N</text:span><text:span text:style-name="T19">o existen formularios con este título!@”</text:span></text:p>
          </table:table-cell>
          <table:table-cell table:style-name="Table1.D15" office:value-type="string">
            <text:p text:style-name="P32"><text:span text:style-name="T78">Que se actualice la lista de formularios y no muestre ningún formulario. En </text:span><text:span text:style-name="T79">el entorno de prueba actual, no </text:span><text:soft-page-break/><text:span text:style-name="T79">existe ningún formulario que contenga la cadena de búsqueda especificada </text:span><text:span text:style-name="T80">como parámetro</text:span><text:span text:style-name="T79"> en su título.</text:span></text:p>
          </table:table-cell>
          <table:table-cell table:style-name="Table1.E15" office:value-type="string">
            <text:p text:style-name="P71"><text:span text:style-name="T84">Lista de formularios actualizada. </text:span><text:span text:style-name="T87">No se mostró ningún formulario.</text:span></text:p>
          </table:table-cell>
        </table:table-row>
        <table:table-row table:style-name="Table1.16">
          <table:table-cell table:style-name="Table1.A7" table:number-columns-spanned="5" office:value-type="string">
            <text:p text:style-name="P23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31"><text:span text:style-name="T27">1</text:span><text:span text:style-name="T28"> </text:span><text:span text:style-name="T16">—</text:span><text:span text:style-name="T13"> significa </text:span><text:span text:style-name="T14">que el usuario no ingresa ningún valor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5" office:value-type="string">
            <text:p text:style-name="P30"><text:span text:style-name="T63">Criterios de </text:span><text:span text:style-name="T61">a</text:span><text:span text:style-name="T63">probación de </text:span><text:span text:style-name="T61">c</text:span><text:span text:style-name="T63">aso de prueba: </text:span><text:span text:style-name="T91">El resultado obtenido debe coincidir con </text:span><text:span text:style-name="T92">el</text:span><text:span text:style-name="T91"> resultado esperado </text:span><text:span text:style-name="T92">defini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5" office:value-type="string">
            <text:p text:style-name="P28"><text:span text:style-name="T63">Decisión de </text:span><text:span text:style-name="T61">a</text:span><text:span text:style-name="T63">probación del </text:span><text:span text:style-name="T61">c</text:span><text:span text:style-name="T63">aso de </text:span><text:span text:style-name="T61">p</text:span><text:span text:style-name="T63">rueba:</text:span><text:span text:style-name="T90"> </text:span><text:span text:style-name="T93">Aproba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5" office:value-type="string">
            <text:p text:style-name="P28"><text:span text:style-name="T64">Fecha de </text:span><text:span text:style-name="T61">a</text:span><text:span text:style-name="T64">probación del </text:span><text:span text:style-name="T61">c</text:span><text:span text:style-name="T64">aso de </text:span><text:span text:style-name="T61">p</text:span><text:span text:style-name="T64">rueba:</text:span><text:span text:style-name="T77"> </text:span><text:span text:style-name="T73">29</text:span><text:span text:style-name="T77">/</text:span><text:span text:style-name="T73">05</text:span><text:span text:style-name="T77">/</text:span><text:span text:style-name="T73">20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2bdaf0" officeooo:paragraph-rsid="012bdaf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4</text:page-number><text:s/>DE <text:page-count>6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6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30T19:34:29.845697145</dc:date>
    <meta:editing-duration>PT14H40M42S</meta:editing-duration>
    <meta:editing-cycles>244</meta:editing-cycles>
    <meta:generator>LibreOffice/6.4.3.2$Linux_X86_64 LibreOffice_project/85aa6f776c6af63185291a519637a4f7af4e8a3b</meta:generator>
    <dc:creator>Ariel Machini</dc:creator>
    <meta:document-statistic meta:table-count="5" meta:image-count="3" meta:object-count="0" meta:page-count="6" meta:paragraph-count="93" meta:word-count="628" meta:character-count="3986" meta:non-whitespace-character-count="3446"/>
  </office:meta>
</office:document-meta>
</file>